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FreeSans" officeooo:rsid="000fb335" officeooo:paragraph-rsid="000fb335"/>
    </style:style>
    <style:style style:name="P2" style:family="paragraph" style:parent-style-name="Heading_20_1">
      <style:text-properties officeooo:rsid="000fb335" officeooo:paragraph-rsid="000fb335"/>
    </style:style>
    <style:style style:name="P3" style:family="paragraph" style:parent-style-name="Heading_20_2">
      <style:text-properties officeooo:rsid="000fb335" officeooo:paragraph-rsid="000fb335"/>
    </style:style>
    <style:style style:name="P4" style:family="paragraph" style:parent-style-name="Heading_20_2">
      <style:text-properties officeooo:rsid="0010cc47" officeooo:paragraph-rsid="0010cc47"/>
    </style:style>
    <style:style style:name="P5" style:family="paragraph" style:parent-style-name="Heading_20_2">
      <style:text-properties officeooo:rsid="00119c94" officeooo:paragraph-rsid="00119c94"/>
    </style:style>
    <style:style style:name="P6" style:family="paragraph" style:parent-style-name="Heading_20_3">
      <style:text-properties officeooo:rsid="0010cc47" officeooo:paragraph-rsid="0010cc47"/>
    </style:style>
    <style:style style:name="P7" style:family="paragraph" style:parent-style-name="Heading_20_3">
      <style:text-properties officeooo:rsid="00119c94" officeooo:paragraph-rsid="00119c94"/>
    </style:style>
    <style:style style:name="P8" style:family="paragraph" style:parent-style-name="Text_20_body">
      <style:text-properties officeooo:paragraph-rsid="000fb335"/>
    </style:style>
    <style:style style:name="P9" style:family="paragraph" style:parent-style-name="Text_20_body">
      <style:text-properties style:font-name="FreeSans" officeooo:rsid="000fb335" officeooo:paragraph-rsid="000fb335"/>
    </style:style>
    <style:style style:name="P10" style:family="paragraph" style:parent-style-name="Text_20_body" style:list-style-name="L1">
      <style:text-properties style:font-name="FreeSans" officeooo:rsid="000fb335" officeooo:paragraph-rsid="000fb335"/>
    </style:style>
    <style:style style:name="P11" style:family="paragraph" style:parent-style-name="Text_20_body">
      <style:text-properties style:font-name="FreeSans" officeooo:rsid="0010cc47" officeooo:paragraph-rsid="0010cc47"/>
    </style:style>
    <style:style style:name="P12" style:family="paragraph" style:parent-style-name="Text_20_body" style:list-style-name="L2">
      <style:text-properties style:font-name="FreeSans" officeooo:rsid="0010cc47" officeooo:paragraph-rsid="0010cc47"/>
    </style:style>
    <style:style style:name="P13" style:family="paragraph" style:parent-style-name="Text_20_body" style:list-style-name="L3">
      <style:text-properties style:font-name="FreeSans" officeooo:rsid="0010cc47" officeooo:paragraph-rsid="0010cc47"/>
    </style:style>
    <style:style style:name="P14" style:family="paragraph" style:parent-style-name="Text_20_body" style:list-style-name="L5">
      <style:text-properties style:font-name="FreeSans" officeooo:rsid="0010cc47" officeooo:paragraph-rsid="0010cc47"/>
    </style:style>
    <style:style style:name="P15" style:family="paragraph" style:parent-style-name="Text_20_body" style:list-style-name="L5">
      <style:text-properties style:font-name="FreeSans" officeooo:rsid="00119c94" officeooo:paragraph-rsid="00119c94"/>
    </style:style>
    <style:style style:name="P16" style:family="paragraph" style:parent-style-name="Text_20_body">
      <style:text-properties style:font-name="FreeSans" officeooo:rsid="00119c94" officeooo:paragraph-rsid="00119c94"/>
    </style:style>
    <style:style style:name="P17" style:family="paragraph" style:parent-style-name="Text_20_body" style:list-style-name="L8">
      <style:text-properties style:font-name="FreeSans" officeooo:rsid="00119c94" officeooo:paragraph-rsid="00119c94"/>
    </style:style>
    <style:style style:name="P18" style:family="paragraph" style:parent-style-name="Text_20_body" style:list-style-name="L7">
      <style:text-properties style:font-name="FreeSans" fo:font-style="italic" style:text-underline-style="solid" style:text-underline-width="auto" style:text-underline-color="font-color" officeooo:rsid="00119c94" officeooo:paragraph-rsid="00119c94" style:font-style-asian="italic" style:font-style-complex="italic"/>
    </style:style>
    <style:style style:name="P19" style:family="paragraph" style:parent-style-name="Text_20_body">
      <style:text-properties style:font-name="FreeSans" fo:font-style="italic" style:text-underline-style="solid" style:text-underline-width="auto" style:text-underline-color="font-color" officeooo:rsid="00119c94" officeooo:paragraph-rsid="00119c94" style:font-style-asian="italic" style:font-style-complex="italic"/>
    </style:style>
    <style:style style:name="P20" style:family="paragraph" style:parent-style-name="Text_20_body">
      <style:text-properties style:font-name="FreeSans" fo:font-weight="normal" officeooo:rsid="00119c94" officeooo:paragraph-rsid="00119c94" style:font-weight-asian="normal" style:font-weight-complex="normal"/>
    </style:style>
    <style:style style:name="P21" style:family="paragraph" style:parent-style-name="Text_20_body">
      <style:text-properties style:font-name="FreeSans" style:text-underline-style="solid" style:text-underline-width="auto" style:text-underline-color="font-color" fo:font-weight="normal" officeooo:rsid="00119c94" officeooo:paragraph-rsid="00119c94" style:font-weight-asian="normal" style:font-weight-complex="normal"/>
    </style:style>
    <style:style style:name="P22" style:family="paragraph" style:parent-style-name="Text_20_body">
      <style:text-properties style:font-name="FreeSans" style:text-underline-style="none" fo:font-weight="normal" officeooo:rsid="00119c94" officeooo:paragraph-rsid="00119c94" style:font-weight-asian="normal" style:font-weight-complex="normal"/>
    </style:style>
    <style:style style:name="P23" style:family="paragraph" style:parent-style-name="Text_20_body">
      <style:text-properties officeooo:paragraph-rsid="0010cc47"/>
    </style:style>
    <style:style style:name="P24" style:family="paragraph" style:parent-style-name="Text_20_body">
      <style:text-properties officeooo:paragraph-rsid="00119c94"/>
    </style:style>
    <style:style style:name="T1" style:family="text">
      <style:text-properties officeooo:rsid="0010cc47"/>
    </style:style>
    <style:style style:name="T2" style:family="text">
      <style:text-properties style:font-name="FreeSans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1">Bericht 14.01.2022</text:h>
      <text:p text:style-name="P8"/>
      <text:h text:style-name="P3" text:outline-level="2">Aufbau eines PCs</text:h>
      <text:p text:style-name="P8"/>
      <text:p text:style-name="P9">Ein PC besteht aus verschiedenen Komponenten:</text:p>
      <text:list xml:id="list3998407237" text:style-name="L1">
        <text:list-item>
          <text:p text:style-name="P10">Gehäuse</text:p>
        </text:list-item>
        <text:list-item>
          <text:p text:style-name="P10">Netzteil</text:p>
        </text:list-item>
        <text:list-item>
          <text:p text:style-name="P10">Lüfter</text:p>
        </text:list-item>
        <text:list-item>
          <text:p text:style-name="P10">Motherboard – geteilt in Northbridge und Southbridge um rechenintensive von weniger rechenintensiven Einheiten zu trennen</text:p>
        </text:list-item>
        <text:list-item>
          <text:p text:style-name="P10">RAM</text:p>
        </text:list-item>
        <text:list-item>
          <text:p text:style-name="P10">Prozessor</text:p>
        </text:list-item>
        <text:list-item>
          <text:p text:style-name="P10">gegebenenfalls GPU</text:p>
        </text:list-item>
        <text:list-item>
          <text:p text:style-name="P10">Festplatte(n)</text:p>
        </text:list-item>
        <text:list-item>
          <text:p text:style-name="P10">Peripherie</text:p>
        </text:list-item>
      </text:list>
      <text:p text:style-name="P9">Beim Arbeiten muss auf ESD Schutz geachtet werden – wenigstens Arbeiten mit einer ESD-Matte sollte gewährleistet sein. </text:p>
      <text:p text:style-name="P9">Einzelteile vorsichtig handhaben, nicht auf Lötstellen etc. greifen.</text:p>
      <text:p text:style-name="P9"/>
      <text:p text:style-name="P9">Es wurde ein PC auseinander- und wieder zusammmengebaut (siehe Anlage 1).</text:p>
      <text:p text:style-name="P9"/>
      <text:h text:style-name="P2" text:outline-level="1">Bericht 21.01.2022</text:h>
      <text:h text:style-name="P3" text:outline-level="2">Das Netzteil und das BIOS</text:h>
      <text:p text:style-name="P8"/>
      <text:p text:style-name="P9">Das BIOS prüft während dem Startvorgang die Anwesenheit der betriebsrelevanten Komponenten und gibt eine akustische, bzw. visuelle Fehlermeldung aus, sobald es einen Mangel feststellen kann.</text:p>
      <text:p text:style-name="P9">Zur Analyse der Fehlermeldung ist das Handbuch des <text:span text:style-name="T1">Motherboards zwingend erforderlich. </text:span></text:p>
      <text:p text:style-name="P9"><text:soft-page-break/></text:p>
      <text:h text:style-name="P4" text:outline-level="2">Das Netzteil als Fehlerquelle Nr. 1</text:h>
      <text:p text:style-name="P23"/>
      <text:p text:style-name="P11">Das Netzteil versorgt den Computer per Gleichstrom mit Energie. Hierbei ist die Stärke des Netzteils (in Watt) relevant. </text:p>
      <text:p text:style-name="P11">Das Netzteil verfügt über mehrere Anschlüsse</text:p>
      <text:list xml:id="list2052805120" text:style-name="L2">
        <text:list-item>
          <text:p text:style-name="P12">Main Power – i.d.R. mit 20 Polen (ggf. mit 4 zusätzlichen Polen)</text:p>
        </text:list-item>
        <text:list-item>
          <text:p text:style-name="P12">2 x 4 polige Anschlüsse für die CPU mit schwarzen und gelben Kabeln</text:p>
        </text:list-item>
        <text:list-item>
          <text:p text:style-name="P12">6 oder 8 polige Stecker mit blauer Verkabelung für VGA-Power</text:p>
        </text:list-item>
        <text:list-item>
          <text:p text:style-name="P12">weitere Kabelstränge für Peripherie-Geräte (SSD/HDD/CD, etc)</text:p>
        </text:list-item>
      </text:list>
      <text:h text:style-name="P6" text:outline-level="3">Wichtige Hinweise für die Arbeit mit dem Multimeter</text:h>
      <text:p text:style-name="P23"/>
      <text:list xml:id="list821346530" text:style-name="L3">
        <text:list-item>
          <text:p text:style-name="P13">Es ist darauf zu achten, dass nur in Gleichstrom gemessen wird</text:p>
        </text:list-item>
        <text:list-item>
          <text:p text:style-name="P13">Soll der Widerstand gemessen werden (Masse), dann darauf achten, dass die Messeinheit wieder umgestellt wird!</text:p>
        </text:list-item>
      </text:list>
      <text:h text:style-name="P6" text:outline-level="3">Fehlerüberprüfung</text:h>
      <text:p text:style-name="P23"/>
      <text:list xml:id="list3607299551" text:style-name="L5">
        <text:list-item>
          <text:p text:style-name="P14">Prüfung auf optische/akustische Fehler am Gehäuse/Kabel des Netzteils</text:p>
        </text:list-item>
        <text:list-item>
          <text:p text:style-name="P15">Prüfung des Stand-by Betriebes: hat das Violette Kabel 5V?</text:p>
        </text:list-item>
        <text:list-item>
          <text:p text:style-name="P15">Schaltung des grünen Kabels auf Masse (schwarz):</text:p>
          <text:list>
            <text:list-item>
              <text:p text:style-name="P15">Gelb 12 V</text:p>
            </text:list-item>
            <text:list-item>
              <text:p text:style-name="P15">rot: 5 V</text:p>
            </text:list-item>
            <text:list-item>
              <text:p text:style-name="P15">ggf. weiß mit -5V</text:p>
            </text:list-item>
            <text:list-item>
              <text:p text:style-name="P15">orange 3,3 V</text:p>
            </text:list-item>
            <text:list-item>
              <text:p text:style-name="P15">grau -5V</text:p>
            </text:list-item>
          </text:list>
        </text:list-item>
      </text:list>
      <text:p text:style-name="P16"><text:tab/>Toleranzbereich bei rot/orange: 5% Abweichung </text:p>
      <text:p text:style-name="P16"><text:tab/>Toleranzbereich gelb/blau: 10% Abweichung</text:p>
      <text:list xml:id="list4271628273" text:style-name="L7">
        <text:list-item>
          <text:p text:style-name="P18">Spannung aus <text:span text:style-name="T3">Prüfung des Widerstandes bei Masse: 0 Ohm. </text:span></text:p>
        </text:list-item>
      </text:list>
      <text:p text:style-name="P19"><text:span text:style-name="T3"/></text:p>
      <text:p text:style-name="P19"><text:span text:style-name="T3"/></text:p>
      <text:h text:style-name="P7" text:outline-level="3"><text:soft-page-break/>Eigene Messergebnisse</text:h>
      <text:p text:style-name="P24"/>
      <text:p text:style-name="P16">Bei Überprüfung meines Gerätes kam heraus</text:p>
      <text:list xml:id="list3136049956" text:style-name="L8">
        <text:list-item>
          <text:p text:style-name="P17">Blankes Kabel an Masse</text:p>
        </text:list-item>
        <text:list-item>
          <text:p text:style-name="P17">Massefehler mit 4,8 kOhm an CPU-Power</text:p>
        </text:list-item>
        <text:list-item>
          <text:p text:style-name="P17">Massefehler OL an Main Power</text:p>
        </text:list-item>
      </text:list>
      <text:p text:style-name="P16"/>
      <text:h text:style-name="P5" text:outline-level="2">Patchen eines Netzwerkkabels vom Typ RJ45</text:h>
      <text:p text:style-name="P20"/>
      <text:p text:style-name="P20">Es wurde ein RJ45 Kabel gepatcht.</text:p>
      <text:p text:style-name="P20"/>
      <text:p text:style-name="P20"/>
      <text:p text:style-name="P21">Anlage:</text:p>
      <text:p text:style-name="P22">Verdrahtungsplan PC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" officeooo:rsid="000fb335" officeooo:paragraph-rsid="000fb335"/>
    </style:style>
    <style:style style:name="MT1" style:family="text">
      <style:text-properties style:font-name="FreeSan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mon Löschke 2ABIT<text:tab/>Bericht COPR – IT-Technik<text:tab/>28.01.2022</text:p>
      </style:header>
      <style:footer>
        <text:p text:style-name="Footer"><text:tab/><text:tab/><text:span text:style-name="MT1"><text:page-number text:select-page="current">2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3:56:50.438464781</meta:creation-date>
    <dc:date>2022-01-28T15:00:19.075149337</dc:date>
    <meta:editing-duration>PT14M42S</meta:editing-duration>
    <meta:editing-cycles>1</meta:editing-cycles>
    <meta:document-statistic meta:table-count="0" meta:image-count="0" meta:object-count="0" meta:page-count="3" meta:paragraph-count="52" meta:word-count="347" meta:character-count="2264" meta:non-whitespace-character-count="1983"/>
    <meta:generator>LibreOffice/6.4.7.2$Linux_X86_64 LibreOffice_project/40$Build-2</meta:generator>
  </office:meta>
</office:document-meta>
</file>